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FDD53902703228C36F.png" manifest:media-type="image/png"/>
  <manifest:file-entry manifest:full-path="Pictures/100000000000025800000258B1A1C970E74B197F.png" manifest:media-type="image/png"/>
  <manifest:file-entry manifest:full-path="Pictures/10000000000003E8000003E842BC1B1364AE71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igura2" text:anchor-type="char" svg:width="9.991cm" svg:height="9.991cm" draw:z-index="1"><draw:image xlink:href="Pictures/100000000000025800000258B1A1C970E74B19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x="4.717cm" svg:y="0.106cm" svg:width="12.437cm" svg:height="9.29cm" draw:z-index="2"><draw:image xlink:href="Pictures/1000000000000400000002FDD53902703228C3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Figura1" text:anchor-type="char" svg:x="2.66cm" svg:y="8.213cm" svg:width="11.64cm" svg:height="11.64cm" draw:z-index="0"><draw:image xlink:href="Pictures/10000000000003E8000003E842BC1B1364AE71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21:41:03.899000000</meta:creation-date>
    <dc:date>2021-03-01T22:32:28.542000000</dc:date>
    <meta:editing-duration>PT34M16S</meta:editing-duration>
    <meta:editing-cycles>2</meta:editing-cycles>
    <meta:generator>LibreOffice/7.1.0.3$Windows_X86_64 LibreOffice_project/f6099ecf3d29644b5008cc8f48f42f4a40986e4c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